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5a08" officeooo:paragraph-rsid="00155a08"/>
    </style:style>
    <style:style style:name="P2" style:family="paragraph" style:parent-style-name="Standard" style:list-style-name="L1">
      <style:text-properties officeooo:rsid="00155a08" officeooo:paragraph-rsid="00155a08"/>
    </style:style>
    <style:style style:name="P3" style:family="paragraph" style:parent-style-name="Standard">
      <style:text-properties fo:font-size="14pt" fo:font-weight="bold" officeooo:rsid="00155a08" officeooo:paragraph-rsid="00155a08" style:font-size-asian="14pt" style:font-weight-asian="bold" style:font-size-complex="14pt" style:font-weight-complex="bold"/>
    </style:style>
    <style:style style:name="T1" style:family="text">
      <style:text-properties officeooo:rsid="0015ffd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P </text:span>Data Class</text:p>
      <text:p text:style-name="P1"/>
      <text:p text:style-name="P1"/>
      <text:p text:style-name="P1">Éviter les classes de donnée qui ne contienne aucun métier s'il <text:s/>y a des méthodes dans une autres classes service qui ne manipule que les données de la classe de données</text:p>
      <text:p text:style-name="P1"/>
      <text:p text:style-name="P1">exemple : une classeA contient une liste. une methode trie() de la classe ServiceA effectue un trie sur cette meme liste. Dans ce cas la methode devrait peut etre etre dans la classA. Etant donnée qu'elle utilise aucun autre objet que la structure interne de classA</text:p>
      <text:p text:style-name="P1"/>
      <text:p text:style-name="P1">Dans ce tp une petite structure a été mis en place pour représenter les employés d'une entreprise. Nous allons retrouver une classe « Personne » qui représente l’individu avec ses informations personnes.</text:p>
      <text:p text:style-name="P1">Ensuite il y a une classe « Poste » qui représente les postes qu'offre l'entreprise.</text:p>
      <text:p text:style-name="P1">Il y a également une classe « employée » qui fait le lien entre des personnes et des poste a l'aide de leur identifiant.</text:p>
      <text:p text:style-name="P1">Enfin il y a 2 classe de services pour faire du traitement. « InfoEmployes » pour récuperer des informations et « ModifierEmployes » pour faciliter les changements .</text:p>
      <text:p text:style-name="P1"/>
      <text:p text:style-name="P1"/>
      <text:list xml:id="list2472346481798538813" text:style-name="L1">
        <text:list-item>
          <text:p text:style-name="P2"><text:span text:style-name="T1">Identifiez</text:span> le pattern Data Class dans la structure suivante.</text:p>
          <text:p text:style-name="P2"/>
        </text:list-item>
        <text:list-item>
          <text:p text:style-name="P2">Proposez plusieur<text:span text:style-name="T1">s</text:span> choix pour corriger ce pattern</text:p>
          <text:p text:style-name="P2"/>
        </text:list-item>
        <text:list-item>
          <text:p text:style-name="P2">Réaliser celui que vous pensez le plus <text:span text:style-name="T1">pertinent</text:span></text:p>
          <text:p text:style-name="P2"/>
        </text:list-item>
        <text:list-item>
          <text:p text:style-name="P2"><text:span text:style-name="T1">Vérifiez</text:span> le bon fonctionnement de la nouvelle application a l'aide des test unitaires</text:p>
        </text:list-item>
      </text:list>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galerme </meta:initial-creator>
    <meta:creation-date>2014-02-14T15:11:26.069721170</meta:creation-date>
    <dc:date>2014-02-14T18:02:45.362051942</dc:date>
    <dc:creator>rgalerme </dc:creator>
    <meta:editing-duration>PT2M58S</meta:editing-duration>
    <meta:editing-cycles>1</meta:editing-cycles>
    <meta:document-statistic meta:table-count="0" meta:image-count="0" meta:object-count="0" meta:page-count="1" meta:paragraph-count="14" meta:word-count="223" meta:character-count="1268" meta:non-whitespace-character-count="1062"/>
    <meta:generator>LibreOffice/4.1.4.2$Linux_X86_64 LibreOffice_project/410m0$Build-2</meta:generator>
  </office:meta>
</office:document-meta>
</file>